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9ca65" officeooo:paragraph-rsid="0019ca65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19ca65" officeooo:paragraph-rsid="001a8835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15a88b" officeooo:paragraph-rsid="0015a88b"/>
    </style:style>
    <style:style style:name="P4" style:family="paragraph" style:parent-style-name="Standard">
      <style:paragraph-properties fo:margin-left="2.4618in" fo:margin-right="0in" fo:line-height="115%" fo:text-indent="0in" style:auto-text-indent="false"/>
      <style:text-properties fo:font-size="14pt" fo:font-weight="bold" officeooo:rsid="0015a88b" officeooo:paragraph-rsid="0015a88b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15%" fo:text-align="justify" style:justify-single-word="false"/>
      <style:text-properties officeooo:paragraph-rsid="0019ca65"/>
    </style:style>
    <style:style style:name="T1" style:family="text">
      <style:text-properties fo:color="#0066b3"/>
    </style:style>
    <style:style style:name="T2" style:family="text">
      <style:text-properties fo:color="#ce181e"/>
    </style:style>
    <style:style style:name="T3" style:family="text">
      <style:text-properties officeooo:rsid="001a88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ss arrays to functions</text:p>
      <text:p text:style-name="P4"/>
      <text:p text:style-name="P1">we can access the elements of array in a function by passing the first pointer of an array <text:span text:style-name="T3">which we now that the name of an array is its first memory location, so we put that array’s name in the input of the function,</text:span> and <text:span text:style-name="T3">then</text:span> <text:span text:style-name="T3">we</text:span> <text:span text:style-name="T3">can</text:span> use pointer arithmetic like</text:p>
      <text:p text:style-name="P1"/>
      <text:p text:style-name="P1"><text:span text:style-name="T1">for</text:span> (i=<text:span text:style-name="T1">0</text:span>; i&lt;size; i++) {</text:p>
      <text:p text:style-name="P1"/>
      <text:p text:style-name="P1"><text:s text:c="8"/><text:span text:style-name="T1">printf</text:span>("<text:span text:style-name="T1">%d</text:span> ", *(ptr+i));</text:p>
      <text:p text:style-name="P1"/>
      <text:p text:style-name="P1"><text:s text:c="4"/>}</text:p>
      <text:p text:style-name="P1"/>
      <text:p text:style-name="P5">And now, instead of, star PTR plus i, we could actually use array notation where we could treat PTR as <text:span text:style-name="T2">if it were an array of integers</text:span> and simply write PTR of i. Well, that looks much easier than star PTR plus i.</text:p>
      <text:p text:style-name="P2"><text:span text:style-name="T1">for</text:span> (i=<text:span text:style-name="T1">0</text:span>; i&lt;size; i++) {</text:p>
      <text:p text:style-name="P2"/>
      <text:p text:style-name="P2"><text:s text:c="8"/><text:span text:style-name="T1">printf</text:span>("<text:span text:style-name="T1">%d</text:span> ", ptr[i]);</text:p>
      <text:p text:style-name="P2"/>
      <text:p text:style-name="P2"><text:s text:c="4"/>}</text:p>
      <text:p text:style-name="P1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21:51:10.416641781</meta:creation-date>
    <dc:date>2019-04-13T00:05:00.555119880</dc:date>
    <meta:editing-duration>PT59M5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17" meta:character-count="617" meta:non-whitespace-character-count="485"/>
  </office:meta>
</office:document-meta>
</file>